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16pt"/>
    </style:style>
    <style:style style:name="co3" style:family="table-column">
      <style:table-column-properties fo:break-before="auto" style:column-width="156.76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72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0.01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ro4" style:family="table-row">
      <style:table-row-properties style:row-height="45.01pt" fo:break-before="auto" style:use-optimal-row-height="true"/>
    </style:style>
    <style:style style:name="ta1" style:family="table" style:master-page-name="PageStyle_5f_Jyoti_a0_Prasad_a0_">
      <style:table-properties table:display="true" style:writing-mode="lr-tb"/>
    </style:style>
    <style:style style:name="ce1" style:family="table-cell" style:parent-style-name="Default">
      <style:table-cell-properties fo:background-color="#95b3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c4bd97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948a54" fo:background-color="#fdeada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c4bd97" fo:background-color="#e6b9b8" style:diagonal-bl-tr="none" style:diagonal-tl-br="none" style:text-align-source="value-type" style:repeat-content="false" fo:wrap-option="no-wrap" fo:border-left="0.74pt solid #c4bd97" style:direction="ltr" fo:border-right="none" style:rotation-angle="0" style:rotation-align="none" style:shrink-to-fit="false" fo:border-top="0.74pt solid #c4bd97" style:vertical-align="middle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0.74pt solid #c4bd97" fo:background-color="#fcd5b5" style:diagonal-bl-tr="none" style:diagonal-tl-br="none" fo:border-left="0.74pt solid #c4bd97" fo:border-right="0.74pt solid #c4bd97" style:rotation-align="none" fo:border-top="none"/>
    </style:style>
    <style:style style:name="ce19" style:family="table-cell" style:parent-style-name="Default">
      <style:table-cell-properties fo:background-color="#fcd5b5" style:diagonal-bl-tr="none" style:diagonal-tl-br="none" fo:border="0.74pt solid #c4bd97" style:rotation-align="none"/>
    </style:style>
    <style:style style:name="ce20" style:family="table-cell" style:parent-style-name="Default">
      <style:table-cell-properties fo:background-color="#ccc1da" style:diagonal-bl-tr="none" style:diagonal-tl-br="none" fo:border="0.74pt solid #c4bd97" style:rotation-align="none"/>
    </style:style>
    <style:style style:name="ce21" style:family="table-cell" style:parent-style-name="Default">
      <style:table-cell-properties fo:background-color="#e6b9b8" style:diagonal-bl-tr="none" style:diagonal-tl-br="none" fo:border="0.74pt solid #c4bd97" style:rotation-align="none"/>
    </style:style>
    <style:style style:name="ce22" style:family="table-cell" style:parent-style-name="Default">
      <style:table-cell-properties fo:background-color="#dce6f2" style:diagonal-bl-tr="none" style:diagonal-tl-br="none" fo:border="0.74pt solid #c4bd97" style:rotation-align="none"/>
    </style:style>
    <style:style style:name="ce23" style:family="table-cell" style:parent-style-name="Default">
      <style:table-cell-properties fo:background-color="#b3a2c7" style:diagonal-bl-tr="none" style:diagonal-tl-br="none" fo:border="0.74pt solid #c4bd97" style:rotation-align="none"/>
    </style:style>
    <style:style style:name="ce24" style:family="table-cell" style:parent-style-name="Default">
      <style:table-cell-properties fo:background-color="#95b3d7" style:diagonal-bl-tr="none" style:diagonal-tl-br="none" fo:border="0.74pt solid #c4bd97" style:rotation-align="none"/>
    </style:style>
    <style:style style:name="ce25" style:family="table-cell" style:parent-style-name="Default">
      <style:table-cell-properties fo:background-color="#fac090" style:diagonal-bl-tr="none" style:diagonal-tl-br="none" fo:border="0.74pt solid #c4bd97" style:rotation-align="none"/>
    </style:style>
    <style:style style:name="ce26" style:family="table-cell" style:parent-style-name="Default">
      <style:table-cell-properties fo:background-color="#dbeef4" style:diagonal-bl-tr="none" style:diagonal-tl-br="none" fo:border="0.74pt solid #c4bd97" style:rotation-align="none"/>
    </style:style>
    <style:style style:name="ce27" style:family="table-cell" style:parent-style-name="Default">
      <style:table-cell-properties fo:background-color="#f2f2f2" style:diagonal-bl-tr="none" style:diagonal-tl-br="none" fo:border="0.74pt solid #c4bd97" style:rotation-align="none"/>
    </style:style>
    <style:style style:name="ce28" style:family="table-cell" style:parent-style-name="Default">
      <style:table-cell-properties fo:background-color="#f2dcdb" style:diagonal-bl-tr="none" style:diagonal-tl-br="none" fo:border="0.74pt solid #c4bd97" style:rotation-align="none"/>
    </style:style>
    <style:style style:name="ce29" style:family="table-cell" style:parent-style-name="Default">
      <style:table-cell-properties fo:background-color="#f2dcdb" style:diagonal-bl-tr="none" style:diagonal-tl-br="none" style:text-align-source="value-type" style:repeat-content="false" fo:wrap-option="wrap" fo:border="0.74pt solid #c4bd9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c4bd9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ackground-color="#95373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17375e" style:rotation-align="none"/>
      <style:text-properties fo:color="#f2f2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fo:border-bottom="0.74pt solid #c4bd97" fo:background-color="#e6b9b8" style:diagonal-bl-tr="none" style:diagonal-tl-br="none" style:text-align-source="value-type" style:repeat-content="false" fo:wrap-option="no-wrap" fo:border-left="none" style:direction="ltr" fo:border-right="0.74pt solid #c4bd97" style:rotation-angle="0" style:rotation-align="none" style:shrink-to-fit="false" fo:border-top="0.74pt solid #c4bd97" style:vertical-align="middle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order-bottom="0.74pt solid #948a54" fo:background-color="#e6b9b8" style:diagonal-bl-tr="none" style:diagonal-tl-br="none" style:text-align-source="fix" style:repeat-content="false" fo:wrap-option="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e6b9b8" style:diagonal-bl-tr="none" style:diagonal-tl-br="none" style:text-align-source="fix" style:repeat-content="false" fo:wrap-option="wrap" fo:border="0.74pt solid #c4bd9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order-bottom="0.74pt solid #c4bd97" style:diagonal-bl-tr="none" style:diagonal-tl-br="none" style:text-align-source="fix" style:repeat-content="false" fo:wrap-option="no-wrap" fo:border-left="0.74pt solid #c4bd97" style:direction="ltr" fo:border-right="0.74pt solid #c4bd9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c4bd9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style:rotation-align="none"/>
    </style:style>
    <style:style style:name="ce42" style:family="table-cell" style:parent-style-name="Default">
      <style:table-cell-properties fo:background-color="#fcd5b5" style:diagonal-bl-tr="none" style:diagonal-tl-br="none" fo:border="0.74pt solid #000000" style:rotation-align="none"/>
    </style:style>
    <style:style style:name="ce43" style:family="table-cell" style:parent-style-name="Default">
      <style:table-cell-properties fo:background-color="#fcd5b5" style:diagonal-bl-tr="none" style:diagonal-tl-br="none" fo:border="0.74pt solid #c4bd97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map style:condition="is-true-formula([.E4] &gt; [.$D4])" style:apply-style-name="ConditionalStyle_5f_4" style:base-cell-address="'Jyoti Prasad '.E4"/>
      <style:map style:condition="is-true-formula([.E4] &lt; [.$D4])" style:apply-style-name="ConditionalStyle_5f_3" style:base-cell-address="'Jyoti Prasad '.E4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c4bd9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map style:condition="is-true-formula([.E48] &gt; [.$D48])" style:apply-style-name="ConditionalStyle_5f_2" style:base-cell-address="'Jyoti Prasad '.E48"/>
      <style:map style:condition="is-true-formula([.E48] &lt; [.$D48])" style:apply-style-name="ConditionalStyle_5f_1" style:base-cell-address="'Jyoti Prasad '.E48"/>
    </style:style>
    <style:style style:name="ce47" style:family="table-cell" style:parent-style-name="Default">
      <style:table-cell-properties style:diagonal-bl-tr="none" style:diagonal-tl-br="none" fo:border="0.74pt solid #c4bd97" style:rotation-align="none"/>
    </style:style>
    <style:style style:name="ce48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yoti Prasad 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PART 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tudent Name</text:p>
          </table:table-cell>
          <table:covered-table-cell table:number-columns-repeated="2" table:style-name="ce2"/>
          <table:table-cell table:style-name="ce43" office:value-type="string" calcext:value-type="string">
            <text:p>Jyoti Prasad 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Parts</text:p>
          </table:table-cell>
          <table:covered-table-cell table:style-name="ce3"/>
          <table:table-cell table:style-name="ce36" office:value-type="string" calcext:value-type="string">
            <text:p>Total Points </text:p>
            <text:p>Per Part</text:p>
          </table:table-cell>
          <table:table-cell table:style-name="ce4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ur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cation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ddress[0..1]: string</text:p>
          </table:table-cell>
          <table:table-cell table:style-name="ce34"/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oordinates[0..1]: Geographic Position</text:p>
          </table:table-cell>
          <table:table-cell table:style-name="ce34"/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escription[0..1]: string</text:p>
          </table:table-cell>
          <table:table-cell table:style-name="ce34"/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Visit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sInitial: Boolean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sFinal: Boolean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ffering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occursOn: Date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Event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duration: Duration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start: TimeOfDay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name: string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SponsoredEvent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nsponsoredEvent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ost: double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urrency: string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Organization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name: string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Person</text:p>
          </table:table-cell>
          <table:table-cell table:style-name="ce34"/>
          <table:table-cell table:style-name="ce37" office:value-type="float" office:value="0.5" calcext:value-type="float">
            <text:p>0.5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full name: string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nickname [0..1]: string</text:p>
          </table:table-cell>
          <table:table-cell table:style-name="ce34"/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Tour - Offering</text:p>
          </table:table-cell>
          <table:table-cell table:style-name="ce7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aggregation towards tour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Offering - Person (Registers)</text:p>
          </table:table-cell>
          <table:table-cell table:style-name="ce6" office:value-type="string" calcext:value-type="string">
            <text:p>label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Offering - Person (Guides)</text:p>
          </table:table-cell>
          <table:table-cell table:style-name="ce12" office:value-type="string" calcext:value-type="string">
            <text:p>label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covered-table-cell table:style-name="ce12"/>
          <table:table-cell table:style-name="ce12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1.75" calcext:value-type="float">
            <text:p>1.75</text:p>
          </table:table-cell>
          <table:table-cell office:value-type="string" calcext:value-type="string">
            <text:p>exactly same!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Offering - Event</text:p>
          </table:table-cell>
          <table:table-cell table:style-name="ce9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aggregation towards Event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Person - Event</text:p>
          </table:table-cell>
          <table:table-cell table:style-name="ce13" office:value-type="string" calcext:value-type="string">
            <text:p>label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Event - Location</text:p>
          </table:table-cell>
          <table:table-cell table:style-name="ce10" office:value-type="string" calcext:value-type="string">
            <text:p>label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Association for Visit</text:p>
          </table:table-cell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rganization - SponsoredEvent</text:p>
          </table:table-cell>
          <table:table-cell table:style-name="ce7" office:value-type="string" calcext:value-type="string">
            <text:p>label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cardinalities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1.75" calcext:value-type="float">
            <text:p>1.75</text:p>
          </table:table-cell>
          <table:table-cell office:value-type="string" calcext:value-type="string">
            <text:p>exactly same!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ub class relation for both events with event</text:p>
          </table:table-cell>
          <table:table-cell table:style-name="ce12"/>
          <table:table-cell table:style-name="ce37" office:value-type="float" office:value="1.5" calcext:value-type="float">
            <text:p>1.5</text:p>
          </table:table-cell>
          <table:table-cell table:style-name="ce45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Total</text:p>
          </table:table-cell>
          <table:table-cell table:style-name="ce34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6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ART 2</text:p>
          </table:table-cell>
          <table:table-cell table:number-columns-repeated="1022"/>
        </table:table-row>
        <table:table-row table:style-name="ro2">
          <table:table-cell/>
          <table:table-cell table:style-name="ce17" office:value-type="string" calcext:value-type="string">
            <text:p>Student Name</text:p>
          </table:table-cell>
          <table:table-cell table:style-name="ce35"/>
          <table:table-cell table:style-name="ce38" office:value-type="string" calcext:value-type="string">
            <text:p>Total points</text:p>
            <text:p> per part</text:p>
          </table:table-cell>
          <table:table-cell table:style-name="ce43" office:value-type="string" calcext:value-type="string">
            <text:p>Jyoti Prasad 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Table Person</text:p>
          </table:table-cell>
          <table:table-cell/>
          <table:table-cell table:style-name="ce39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name vc(n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Table Position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title vc(n) nn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Table Employee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id int pk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fk(id) ref Perso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servesAs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fk (servesAs) ref Positio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n u c d na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address vc(n)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email vc (n) nn unique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Table Dependent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hasDependent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fk(hasDependent) ref Perso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dependsOn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fk(dependsOn) ref Employee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relatedBy enum(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Table benefit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type vc(n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Table BenefitPlan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name vc(n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description vc(n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part of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fk (part of) ref Benefit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Table Selection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selectedBy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fk (selectedBy) ref Employee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selects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fk (selects) ref Benefit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pk(selectedBy, selects)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usesPlan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fk (usesPlan) ref BenefitPla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Table Individual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fk (id) ref BenefitPla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Table Family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fk (id) ref BenefitPla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Table FamilyIncludes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family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fk (family) ref Family 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includes enum(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pk(family, includes)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Table PayPeriod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id int pk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duration vc (n)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Table Entitlement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entitledTo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k (entitledTo) ref Benefit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entitledBy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fk (entitledBy) ref Positio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pk (entitledTo, entitledBy)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Table Permission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allows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fk (allows) ref BenefitPla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allowedFor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fk (allowedFor) ref Position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pk (allows, allowedFor)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Table Cost</text:p>
          </table:table-cell>
          <table:table-cell/>
          <table:table-cell table:style-name="ce40" office:value-type="float" office:value="0.25" calcext:value-type="float">
            <text:p>0.25</text:p>
          </table:table-cell>
          <table:table-cell table:style-name="ce46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costsAllows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costsAllowedFor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3">
          <table:table-cell/>
          <table:table-cell table:style-name="ce29" office:value-type="string" calcext:value-type="string">
            <text:p>fk (costsAllows, costsAllowedFor)</text:p>
            <text:p> ref Permission(allows, allowedFor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on u c d c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during int nn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fk(during) ref PayPeriod(id)</text:p>
          </table:table-cell>
          <table:table-cell/>
          <table:table-cell table:style-name="ce40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4">
          <table:table-cell/>
          <table:table-cell table:style-name="ce29" office:value-type="string" calcext:value-type="string">
            <text:p>pk </text:p>
            <text:p>(costsAllows, costsAllowedFor, during)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employee numeric(n, n)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employer numeric (n, n)</text:p>
          </table:table-cell>
          <table:table-cell/>
          <table:table-cell table:style-name="ce40" office:value-type="float" office:value="0.75" calcext:value-type="float">
            <text:p>0.75</text:p>
          </table:table-cell>
          <table:table-cell table:style-name="ce46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Total</text:p>
          </table:table-cell>
          <table:table-cell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8.5" calcext:value-type="float">
            <text:p>48.5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Comments</text:p>
          </table:table-cell>
          <table:covered-table-cell table:style-name="ce30"/>
          <table:table-cell table:style-name="ce30"/>
          <table:table-cell table:style-name="ce47"/>
          <table:table-cell table:number-columns-repeated="1019"/>
        </table:table-row>
        <table:table-row table:style-name="ro1">
          <table:table-cell/>
          <table:table-cell table:style-name="ce31" table:number-columns-repeated="3"/>
          <table:table-cell table:style-name="ce48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LATE POINTS</text:p>
          </table:table-cell>
          <table:table-cell/>
          <table:table-cell table:number-columns-repeated="2" table:style-name="ce4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TOTAL (PART 1 + PART 2)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94.5" calcext:value-type="float">
            <text:p>94.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k = primary ke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 = varch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n = not nu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k = foreign ke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 = referen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 = up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 = dele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 = no 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 = casc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 = any numeric value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Jyoti Prasad '.E4:'Jyoti Prasad '.E42">
            <calcext:condition calcext:apply-style-name="ConditionalStyle_4" calcext:value="formula-is([.E4] &gt; [.$D4])" calcext:base-cell-address="'Jyoti Prasad '.E4"/>
            <calcext:condition calcext:apply-style-name="ConditionalStyle_3" calcext:value="formula-is([.E4] &lt; [.$D4])" calcext:base-cell-address="'Jyoti Prasad '.E4"/>
          </calcext:conditional-format>
          <calcext:conditional-format calcext:target-range-address="'Jyoti Prasad '.E48:'Jyoti Prasad '.E134">
            <calcext:condition calcext:apply-style-name="ConditionalStyle_2" calcext:value="formula-is([.E48] &gt; [.$D48])" calcext:base-cell-address="'Jyoti Prasad '.E48"/>
            <calcext:condition calcext:apply-style-name="ConditionalStyle_1" calcext:value="formula-is([.E48] &lt; [.$D48])" calcext:base-cell-address="'Jyoti Prasad '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4" style:display-name="ConditionalStyle_4" style:family="table-cell" style:parent-style-name="Default">
      <style:table-cell-properties fo:background-color="#632523" fo:border="none"/>
    </style:style>
    <style:style style:name="ConditionalStyle_5f_3" style:display-name="ConditionalStyle_3" style:family="table-cell" style:parent-style-name="Default">
      <style:table-cell-properties fo:background-color="#ff9393"/>
    </style:style>
    <style:style style:name="ConditionalStyle_5f_2" style:display-name="ConditionalStyle_2" style:family="table-cell" style:parent-style-name="Default">
      <style:table-cell-properties fo:background-color="#604a7b"/>
    </style:style>
    <style:style style:name="ConditionalStyle_5f_1" style:display-name="ConditionalStyle_1" style:family="table-cell" style:parent-style-name="Default">
      <style:table-cell-properties fo:background-color="#e6b9b8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26:43.294750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yoti_a0_Prasad_a0_" style:display-name="PageStyle_Jyoti Prasad 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sir Ahmed Raffick</meta:initial-creator>
    <meta:creation-date>2016-10-15T01:50:02</meta:creation-date>
    <dc:date>2016-10-24T12:29:15.385122682</dc:date>
    <meta:generator>LibreOffice/5.0.6.2$Linux_X86_64 LibreOffice_project/00m0$Build-2</meta:generator>
    <meta:editing-duration>PT12M47S</meta:editing-duration>
    <meta:editing-cycles>2</meta:editing-cycles>
    <meta:document-statistic meta:table-count="1" meta:cell-count="420" meta:object-count="0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